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2_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Oscar S. Strau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November 30, 1892</text:p>
      <text:p text:style-name="P5">Month<text:tab/><text:tab/><text:tab/><text:tab/><text:tab/><text:tab/>November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42 Warren Street,/</text:p>
      <text:p text:style-name="P3">New York, <text:s/>Nov. 30, 1892./</text:p>
      <text:p text:style-name="P2">Rev. Dr. S. Morais,/</text:p>
      <text:p text:style-name="P2"><text:tab/>Philadelphia, Pa./</text:p>
      <text:p text:style-name="P2">Dear Sir:/</text:p>
      <text:p text:style-name="P2"><text:tab/>I beg to acknowledge receipt of your favor of the/ 28th inst. regarding the manuscript of Prof. Rivas which I/ sent you some days ago. <text:s/>I would suggest since you ask for/ my opinion that you read the manuscript through, and if you/ find it worthy of our attention to prepare a short report/ thereon. <text:s/>If on the other hand you decide that it is not/ worthy of attention I would thank you to return it to me with/ such remarks as you have to make. <text:s/>Our Society is/ naturally interested in all reliable historical data that is/ attainable, and if Prof. R's work is entitled to serious con-/sideration it would be well for the Society to have the sub-/stance of it before it for such use as it may determine upon./ <text:s/>I do not think that you need to be discouraged by the article/ in the Hebrew Standard unless you find it has made a pretty/ good extract of the contents. <text:s/>In other words, I would pre-/fer to be guided by your judgment in <text:soft-page-break/>the matter after you/ have the[sic!] read the manuscript./</text:p>
      <text:p text:style-name="P2"><text:tab/>Two days ago I received a letter from Dr. Kayserling/ from Cordova advising me of his plans. <text:s/>I have been in regu-/lar correspondence with him from the beginning./</text:p>
      <text:p text:style-name="P2"><text:tab/>Very truly yours/</text:p>
      <text:p text:style-name="P2"><text:tab/>Oscar S. Strau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7T11:17:26.40</meta:creation-date>
    <dc:date>2011-12-07T11:38:42.99</dc:date>
    <dc:creator>Penn Libraries</dc:creator>
    <meta:editing-duration>PT00H06M06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9" meta:word-count="401" meta:character-count="2557"/>
  </office:meta>
</office:document-meta>
</file>